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language="en" fo:country="US" officeooo:rsid="00195dbb" officeooo:paragraph-rsid="00195dbb"/>
    </style:style>
    <style:style style:name="P2" style:family="paragraph" style:parent-style-name="Text_20_body">
      <style:paragraph-properties fo:text-align="justify" style:justify-single-word="false"/>
      <style:text-properties fo:language="en" fo:country="US" officeooo:rsid="00195dbb" officeooo:paragraph-rsid="00195dbb"/>
    </style:style>
    <style:style style:name="T1" style:family="text">
      <style:text-properties officeooo:rsid="001b6be6"/>
    </style:style>
    <style:style style:name="T2" style:family="text">
      <style:text-properties officeooo:rsid="001b73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utomated Machine Learning – AutoML</text:h>
      <text:p text:style-name="P2">Date: 31 Mar 2021</text:p>
      <text:p text:style-name="P2">Over a decade now, machine learning is booming in the technological world specifically in the world of computer science. Machine learning a small section of Artificial Intelligence (AI). A data scientist can understand that the most intriguing part of ML is the model selection and choosing appropriate parameters for it, which is also called as hyper parameter tuning. <text:span text:style-name="T1">Data scientists have to spend huge amount for just finding this. What if, we had someone who could do it for us? Bang on! Now, we have a solution for this problem and it is Automated Machine Learning short for AutoML. The purpose of this is to make the ML pipeline easy to use for everyone including those who don’t have a strong ML background. </text:span><text:span text:style-name="T2">AutoML acts on different datasets and finds the best performing model and its hyper parameter for 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man Niyaz</meta:initial-creator>
    <meta:creation-date>2021-03-31T00:17:02.262486168</meta:creation-date>
    <meta:generator>LibreOffice/6.4.6.2$Linux_X86_64 LibreOffice_project/40$Build-2</meta:generator>
    <dc:date>2021-03-31T01:05:22.560881733</dc:date>
    <dc:creator>Aman Niyaz</dc:creator>
    <meta:editing-duration>PT36M53S</meta:editing-duration>
    <meta:editing-cycles>3</meta:editing-cycles>
    <meta:document-statistic meta:table-count="0" meta:image-count="0" meta:object-count="0" meta:page-count="1" meta:paragraph-count="3" meta:word-count="148" meta:character-count="868" meta:non-whitespace-character-count="722"/>
  </office:meta>
</office:document-meta>
</file>